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text-properties officeooo:rsid="0049b7d3" officeooo:paragraph-rsid="0049b7d3"/>
    </style:style>
    <style:style style:name="P2" style:family="paragraph" style:parent-style-name="Heading_20_2">
      <style:text-properties officeooo:paragraph-rsid="003cb772"/>
    </style:style>
    <style:style style:name="P3" style:family="paragraph" style:parent-style-name="Heading_20_5">
      <style:text-properties officeooo:paragraph-rsid="003cb772"/>
    </style:style>
    <style:style style:name="P4" style:family="paragraph" style:parent-style-name="Heading_20_5">
      <style:text-properties officeooo:rsid="00441e45" officeooo:paragraph-rsid="00441e45"/>
    </style:style>
    <style:style style:name="P5" style:family="paragraph" style:parent-style-name="Standard">
      <style:text-properties officeooo:rsid="003dd6bc" officeooo:paragraph-rsid="003dd6bc"/>
    </style:style>
    <style:style style:name="P6" style:family="paragraph" style:parent-style-name="Standard">
      <style:text-properties officeooo:rsid="003dd6bc" officeooo:paragraph-rsid="0049b7d3"/>
    </style:style>
    <style:style style:name="P7" style:family="paragraph" style:parent-style-name="Standard">
      <style:text-properties officeooo:rsid="003e45dc" officeooo:paragraph-rsid="003e45dc"/>
    </style:style>
    <style:style style:name="P8" style:family="paragraph" style:parent-style-name="Standard">
      <style:text-properties officeooo:rsid="003e45dc" officeooo:paragraph-rsid="0049b7d3"/>
    </style:style>
    <style:style style:name="P9" style:family="paragraph" style:parent-style-name="Standard">
      <style:text-properties officeooo:paragraph-rsid="003e45dc"/>
    </style:style>
    <style:style style:name="P10" style:family="paragraph" style:parent-style-name="Standard">
      <style:text-properties officeooo:rsid="00402902" officeooo:paragraph-rsid="00402902"/>
    </style:style>
    <style:style style:name="P11" style:family="paragraph" style:parent-style-name="Standard">
      <style:text-properties officeooo:paragraph-rsid="003dd6bc"/>
    </style:style>
    <style:style style:name="P12" style:family="paragraph" style:parent-style-name="Standard">
      <style:text-properties officeooo:rsid="0049b7d3" officeooo:paragraph-rsid="0049b7d3"/>
    </style:style>
    <style:style style:name="P13" style:family="paragraph" style:parent-style-name="Standard">
      <style:text-properties officeooo:rsid="0049dca0" officeooo:paragraph-rsid="0049dca0"/>
    </style:style>
    <style:style style:name="P14" style:family="paragraph" style:parent-style-name="Standard">
      <style:text-properties officeooo:paragraph-rsid="0049dca0"/>
    </style:style>
    <style:style style:name="P15" style:family="paragraph" style:parent-style-name="Subtitle">
      <style:text-properties officeooo:rsid="0049b7d3" officeooo:paragraph-rsid="0049b7d3"/>
    </style:style>
    <style:style style:name="P16" style:family="paragraph" style:parent-style-name="Text_20_body">
      <style:text-properties officeooo:rsid="00402902" officeooo:paragraph-rsid="00402902"/>
    </style:style>
    <style:style style:name="P17" style:family="paragraph" style:parent-style-name="Text_20_body" style:list-style-name="L1">
      <style:text-properties officeooo:rsid="00402902" officeooo:paragraph-rsid="00402902"/>
    </style:style>
    <style:style style:name="P18" style:family="paragraph" style:parent-style-name="Text_20_body" style:list-style-name="L1">
      <style:text-properties officeooo:paragraph-rsid="00402902"/>
    </style:style>
    <style:style style:name="P19" style:family="paragraph" style:parent-style-name="Text_20_body">
      <style:text-properties officeooo:rsid="004190a5" officeooo:paragraph-rsid="004190a5"/>
    </style:style>
    <style:style style:name="P20" style:family="paragraph" style:parent-style-name="Text_20_body" style:list-style-name="L2">
      <style:text-properties officeooo:rsid="004190a5" officeooo:paragraph-rsid="004190a5"/>
    </style:style>
    <style:style style:name="P21" style:family="paragraph" style:parent-style-name="Text_20_body" style:list-style-name="L2">
      <style:text-properties officeooo:paragraph-rsid="004190a5"/>
    </style:style>
    <style:style style:name="P22" style:family="paragraph" style:parent-style-name="Text_20_body">
      <style:paragraph-properties fo:text-align="start" style:justify-single-word="false"/>
      <style:text-properties officeooo:paragraph-rsid="0042dfdd"/>
    </style:style>
    <style:style style:name="P23" style:family="paragraph" style:parent-style-name="Text_20_body" style:list-style-name="L3">
      <style:paragraph-properties fo:text-align="start" style:justify-single-word="false"/>
      <style:text-properties officeooo:rsid="0042dfdd" officeooo:paragraph-rsid="0042dfdd"/>
    </style:style>
    <style:style style:name="P24" style:family="paragraph" style:parent-style-name="Text_20_body">
      <style:text-properties officeooo:rsid="0042dfdd" officeooo:paragraph-rsid="0042dfdd"/>
    </style:style>
    <style:style style:name="P25" style:family="paragraph" style:parent-style-name="Text_20_body" style:list-style-name="L4">
      <style:text-properties officeooo:rsid="0042dfdd" officeooo:paragraph-rsid="0042dfdd"/>
    </style:style>
    <style:style style:name="P26" style:family="paragraph" style:parent-style-name="Text_20_body">
      <style:text-properties officeooo:paragraph-rsid="0042dfdd"/>
    </style:style>
    <style:style style:name="P27" style:family="paragraph" style:parent-style-name="Text_20_body" style:list-style-name="L4">
      <style:text-properties officeooo:paragraph-rsid="0042dfdd"/>
    </style:style>
    <style:style style:name="P28" style:family="paragraph" style:parent-style-name="Text_20_body">
      <style:text-properties officeooo:rsid="004360e6" officeooo:paragraph-rsid="004360e6"/>
    </style:style>
    <style:style style:name="P29" style:family="paragraph" style:parent-style-name="Text_20_body" style:list-style-name="L5">
      <style:text-properties officeooo:rsid="004360e6" officeooo:paragraph-rsid="00441e45"/>
    </style:style>
    <style:style style:name="P30" style:family="paragraph" style:parent-style-name="Text_20_body">
      <style:text-properties officeooo:paragraph-rsid="004360e6"/>
    </style:style>
    <style:style style:name="P31" style:family="paragraph" style:parent-style-name="Text_20_body" style:list-style-name="L5">
      <style:text-properties officeooo:rsid="00441e45" officeooo:paragraph-rsid="00441e45"/>
    </style:style>
    <style:style style:name="P32" style:family="paragraph" style:parent-style-name="Text_20_body">
      <style:text-properties officeooo:rsid="00441e45" officeooo:paragraph-rsid="00441e45"/>
    </style:style>
    <style:style style:name="P33" style:family="paragraph" style:parent-style-name="Text_20_body">
      <style:text-properties officeooo:paragraph-rsid="00441e45"/>
    </style:style>
    <style:style style:name="P34" style:family="paragraph" style:parent-style-name="Text_20_body">
      <style:text-properties officeooo:rsid="0045e9dd" officeooo:paragraph-rsid="0045e9dd"/>
    </style:style>
    <style:style style:name="P35" style:family="paragraph" style:parent-style-name="Text_20_body">
      <style:text-properties officeooo:rsid="0045e9dd" officeooo:paragraph-rsid="00470848"/>
    </style:style>
    <style:style style:name="P36" style:family="paragraph" style:parent-style-name="Text_20_body">
      <style:text-properties officeooo:rsid="00470848" officeooo:paragraph-rsid="00470848"/>
    </style:style>
    <style:style style:name="P37" style:family="paragraph" style:parent-style-name="Text_20_body" style:list-style-name="L7">
      <style:text-properties officeooo:rsid="00470848" officeooo:paragraph-rsid="00470848"/>
    </style:style>
    <style:style style:name="P38" style:family="paragraph" style:parent-style-name="Text_20_body">
      <style:text-properties officeooo:paragraph-rsid="00470848"/>
    </style:style>
    <style:style style:name="P39" style:family="paragraph" style:parent-style-name="Text_20_body" style:list-style-name="L7">
      <style:text-properties officeooo:paragraph-rsid="00470848"/>
    </style:style>
    <style:style style:name="P40" style:family="paragraph" style:parent-style-name="Text_20_body">
      <style:text-properties officeooo:rsid="0049b7d3" officeooo:paragraph-rsid="0049b7d3"/>
    </style:style>
    <style:style style:name="P41" style:family="paragraph" style:parent-style-name="Title">
      <style:text-properties officeooo:rsid="0049b7d3" officeooo:paragraph-rsid="0049b7d3"/>
    </style:style>
    <style:style style:name="T1" style:family="text">
      <style:text-properties officeooo:rsid="001e6fd9"/>
    </style:style>
    <style:style style:name="T2" style:family="text">
      <style:text-properties style:font-name="DejaVu Sans" fo:font-size="11.8999996185303pt" fo:font-weight="bold" style:font-name-asian="DejaVu Sans1" style:font-size-asian="11.8999996185303pt" style:font-weight-asian="bold" style:font-name-complex="Noto Sans Devanagari" style:font-size-complex="11.8999996185303pt" style:font-weight-complex="bold"/>
    </style:style>
    <style:style style:name="T3" style:family="text">
      <style:text-properties style:font-name="DejaVu Sans" fo:font-size="11.8999996185303pt" fo:font-weight="bold" officeooo:rsid="003cb772" style:font-name-asian="DejaVu Sans1" style:font-size-asian="11.8999996185303pt" style:font-weight-asian="bold" style:font-name-complex="Noto Sans Devanagari" style:font-size-complex="11.8999996185303pt" style:font-weight-complex="bold"/>
    </style:style>
    <style:style style:name="T4" style:family="text">
      <style:text-properties officeooo:rsid="003dd6bc"/>
    </style:style>
    <style:style style:name="T5" style:family="text">
      <style:text-properties officeooo:rsid="003e45dc"/>
    </style:style>
    <style:style style:name="T6" style:family="text">
      <style:text-properties officeooo:rsid="00402902"/>
    </style:style>
    <style:style style:name="T7" style:family="text">
      <style:text-properties officeooo:rsid="004190a5"/>
    </style:style>
    <style:style style:name="T8" style:family="text">
      <style:text-properties officeooo:rsid="0042dfdd"/>
    </style:style>
    <style:style style:name="T9" style:family="text">
      <style:text-properties officeooo:rsid="004360e6"/>
    </style:style>
    <style:style style:name="T10" style:family="text">
      <style:text-properties officeooo:rsid="00441e45"/>
    </style:style>
    <style:style style:name="T11" style:family="text">
      <style:text-properties officeooo:rsid="00470848"/>
    </style:style>
    <style:style style:name="T12" style:family="text">
      <style:text-properties officeooo:rsid="00493cca"/>
    </style:style>
    <style:style style:name="T13" style:family="text">
      <style:text-properties officeooo:rsid="0049b7d3"/>
    </style:style>
    <style:style style:name="T14" style:family="text">
      <style:text-properties officeooo:rsid="0049dc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Object oriented programming</text:p>
      <text:p text:style-name="P15">Mid-term assignment - by David Della Rossa</text:p>
      <text:p text:style-name="P40"/>
      <text:h text:style-name="P1" text:outline-level="1">Abstract</text:h>
      <text:p text:style-name="P5">Th<text:span text:style-name="T13">is assignment</text:span> asks to create a Bot as a software component integrated into the Merklerex program, able to automatically carry out trading activities, like analyzing the entries in the OrderBook, do bid and ask operations, based on the content of the wallet.</text:p>
      <text:p text:style-name="P5">The Bot should also be able to log information regarding its activity.</text:p>
      <text:h text:style-name="P1" text:outline-level="1">Implementation</text:h>
      <text:p text:style-name="P11"><text:span text:style-name="T4">Looking at the current state of the solution, I notice that the Bot to be created is basically functionally similar to the part already written, that manages the user interaction.</text:span></text:p>
      <text:p text:style-name="P12">The similarities are that both bot and user are able to create asks and bids over the OrderBook, managing the wallet.</text:p>
      <text:p text:style-name="P6">A user is able to look at the content of the wallet, to look at the market statistics up to that point, to submit asks and bids based on his/her evaluations.</text:p>
      <text:p text:style-name="P8">These are exactly the same functionalities the Bot has to offer.</text:p>
      <text:p text:style-name="P8"><text:span text:style-name="T13">The difference is that in one case the decision whether to ask or bid is left to the user, in the other case is taken by the software.</text:span></text:p>
      <text:p text:style-name="P12">In the given solution, the two aspects of coordinating the program and its components, and the user interaction, all lie within the same class.</text:p>
      <text:p text:style-name="P7">One first step I wanted to do is separate the two different concerns, user interaction from the business logic of keeping the program run, advancing the timeframe and coordinating the exchange of information among the various software parts of the program.</text:p>
      <text:p text:style-name="P9"><text:span text:style-name="T5">I’ve introduced a new class called CLInterpreter, which stands for Command Line Interpreter. This class displays information to the user and collects their selections through the console. It analyzes the user input and interprets that input as action to execute over the program’s components. However, it does not execute those actions, instead it informs the main class MerkelMain of the action to execute and let the MerkelMain instance to actually do the job.</text:span></text:p>
      <text:p text:style-name="P13">This improves the cohesion, in line with the separation of concerns principle, as</text:p>
      <text:p text:style-name="P9"><text:span text:style-name="T5">the user interaction with the program is now physically separated from the actual execution of those actions, which is delegated to the MerkelMain class.</text:span></text:p>
      <text:p text:style-name="P7"/>
      <text:p text:style-name="P7">As <text:span text:style-name="T14">Bot and CLInterpreter</text:span> both interact the same way with MerkelMain class, I thought to segregate the common interface into a virtual class called IActor.</text:p>
      <text:p text:style-name="P7">Another important difference is that the user wants to control the Bot somehow, which means the CLInterpreter should be able to collect and interpret user <text:soft-page-break/>commands destined to the Bot. However I did not want to add a <text:span text:style-name="T14">direct </text:span>dependency <text:s/>of the CLInterpreter from the Bot. <text:span text:style-name="T14">I’d rather want to give CLInterpreter a sort of remote control for the Bot.</text:span></text:p>
      <text:p text:style-name="P14"><text:span text:style-name="T14">To do so, I extracted that part of the Bot’s publicly accessible interface into a virtual class IBotControl. I then created another class, named BotRemoteControl <text:s/>which invokes actions onto the Bot via the IBotControl interface.</text:span></text:p>
      <text:p text:style-name="P13">The BotRemoteControl instance is created by the Bot itself, calling a factory method called GetRemote, which initializes the BotRemoteControl in order to be able to invoke the actual Bot’s instance methods. It is the MerkelMain class that invokes the GetRemote method and receives the reference to the instance of BotRemoteControl, which it then passes to the CLInterpreter at construction.</text:p>
      <text:p text:style-name="P13">Doing so, the CLInterpreter can execute actions onto the Bot instance, without a direct reference to it.</text:p>
      <text:p text:style-name="P7"/>
      <text:p text:style-name="P10">Summarizing, we have the following components:</text:p>
      <text:h text:style-name="Heading_20_2" text:outline-level="2">MerkelMain <text:span text:style-name="T1">class</text:span></text:h>
      <text:p text:style-name="P16">The purpose of this class is to instantiate and initialize all the instances needed for the program to work, exchange information and actions between these component, run the main loop and perform the main functionalities of the program.</text:p>
      <text:h text:style-name="Heading_20_5" text:outline-level="5">Changes made</text:h>
      <text:p text:style-name="P16">It is basically very similar to what we developed during the course, with the following differences:</text:p>
      <text:list xml:id="list1016182388" text:style-name="L1">
        <text:list-item>
          <text:p text:style-name="P17">The interaction with the user has been moved out in a separate class (CLInterpreter);</text:p>
        </text:list-item>
        <text:list-item>
          <text:p text:style-name="P17">It now owns an instance of CLInterpreter, an instance of Bot and an instance of BotRemoteControl, along with OrderBook and Wallet.</text:p>
        </text:list-item>
        <text:list-item>
          <text:p text:style-name="P18"><text:span text:style-name="T6">It implements four new event handlers to attach to the four actions invoked by the IActor’s events, adopting the Observer design pattern. These actions are:</text:span></text:p>
          <text:list>
            <text:list-item>
              <text:p text:style-name="P17">Enter Ask</text:p>
            </text:list-item>
            <text:list-item>
              <text:p text:style-name="P17">Enter Bid</text:p>
            </text:list-item>
            <text:list-item>
              <text:p text:style-name="P17">Go to next timeframe</text:p>
            </text:list-item>
            <text:list-item>
              <text:p text:style-name="P18"><text:span text:style-name="T6">Quit application</text:span></text:p>
            </text:list-item>
          </text:list>
        </text:list-item>
      </text:list>
      <text:p text:style-name="P19">The constructor of the MerkelMain class creates instances of the other components needed, OrderBook, Wallet, Bot, BotRemoteControl, CLInterpreter.</text:p>
      <text:p text:style-name="P19">It then attaches the events exposed by the IActor instances, Bot and CLInterpreter to the proper event handlers.</text:p>
      <text:p text:style-name="P19"><text:soft-page-break/>In this implementation, Bot does not issue Quit requests or gotoNextTimeFrame requests.</text:p>
      <text:p text:style-name="P19">This is the point where the actors of the Observer pattern are connected: MerkelMain is the observer, Bot and CLIntepreter are the observed.</text:p>
      <text:p text:style-name="P19">Regarding BotRemoteControl, this is not actually needed by MerkelMain, as it owns Bot and can execute actions directly on it. It is needed to let CLInterpreter execute actions on bot, without having a real dependency from it.</text:p>
      <text:h text:style-name="Heading_20_5" text:outline-level="5">Addition of a Quit command</text:h>
      <text:p text:style-name="P16">I added an additional option to the menu, Quit which, when selected quits the program.</text:p>
      <text:p text:style-name="P16">This is done adding a new boolean field called keepRunning, initialized to true.</text:p>
      <text:p text:style-name="P16">This field is checked at every iteration of the main while loop in the init method.</text:p>
      <text:p text:style-name="Text_20_body"><text:span text:style-name="T6">When the user selects the Quit option, the CLInterpreter invokes the </text:span>quitRequest_EventHandler <text:span text:style-name="T7">which sets the keep Running field to false, so that at then next iteration the while loop exits.</text:span></text:p>
      <text:h text:style-name="Heading_20_2" text:outline-level="2">IActor interface</text:h>
      <text:h text:style-name="Heading_20_5" text:outline-level="5">Motivation</text:h>
      <text:p text:style-name="P19">Share the common interface between Bot and CLInterpreter.</text:p>
      <text:h text:style-name="Heading_20_5" text:outline-level="5"><text:span text:style-name="T3">S</text:span><text:span text:style-name="T2">tructure</text:span></text:h>
      <text:p text:style-name="P19">IActor exposes two functions:</text:p>
      <text:list xml:id="list2851899936" text:style-name="L2">
        <text:list-item>
          <text:p text:style-name="P20">processFrame, invoked to let the IActor instance process the new Frame. The new timeframe value is passed as input parameter.</text:p>
        </text:list-item>
        <text:list-item>
          <text:p text:style-name="P21"><text:span text:style-name="T7">saleCompleted, invoked to inform the IActor instance that a sale has been completed. A reference to the sale is passed as input parameter.</text:span></text:p>
        </text:list-item>
      </text:list>
      <text:p text:style-name="P22"><text:span text:style-name="T8">and four other functions used by the observer pattern, to raise events:</text:span></text:p>
      <text:list xml:id="list1497586787" text:style-name="L3">
        <text:list-item>
          <text:p text:style-name="P23">enterAsk_Event, used to inform the observer that a new ask has been created. The new ask is passed as input parameter and received by the observer which can process it.</text:p>
        </text:list-item>
        <text:list-item>
          <text:p text:style-name="P23">enterBid_Event, same as enterAsk_Event.</text:p>
        </text:list-item>
        <text:list-item>
          <text:p text:style-name="P23">gotoNextTimeFrame_Event, currently implemented only by CLInterpreter, invoked when the user selects the correspondent menu option. This tells the observer to go to the next timeframe.</text:p>
        </text:list-item>
        <text:list-item>
          <text:p text:style-name="P23">quitRequest_Event, tells the observer to quit the program.</text:p>
        </text:list-item>
      </text:list>
      <text:h text:style-name="Heading_20_2" text:outline-level="2"><text:soft-page-break/>IBotControl interface</text:h>
      <text:h text:style-name="Heading_20_5" text:outline-level="5">Motivation</text:h>
      <text:p text:style-name="P24">This interface is implemented by the Bot and exposes methods used by the BotRemoteControl class, acting as a mediator between Bot and CLInterpreter. CLInterpreter invokes them when the user selects the correspondent options.</text:p>
      <text:h text:style-name="Heading_20_5" text:outline-level="5">Structure</text:h>
      <text:p text:style-name="P26"><text:span text:style-name="T8">This interface exposes four methods:</text:span></text:p>
      <text:list xml:id="list2317956293" text:style-name="L4">
        <text:list-item>
          <text:p text:style-name="P27"><text:span text:style-name="T8">logWallet, to tell the Bot to log the Wallet status in its log;</text:span></text:p>
        </text:list-item>
        <text:list-item>
          <text:p text:style-name="P25">logBids, to thell the Bot to log the historical of its bids in its log;</text:p>
        </text:list-item>
        <text:list-item>
          <text:p text:style-name="P27"><text:span text:style-name="T8">logAsks, to thell the Bot to log the historical of its asks in its log;</text:span></text:p>
        </text:list-item>
        <text:list-item>
          <text:p text:style-name="P25">logSales, to thell the Bot to log the historical of its sales in its log;</text:p>
        </text:list-item>
      </text:list>
      <text:h text:style-name="Heading_20_2" text:outline-level="2">Bot <text:span text:style-name="T1">class</text:span></text:h>
      <text:h text:style-name="Heading_20_5" text:outline-level="5">Motivation</text:h>
      <text:p text:style-name="P26"><text:span text:style-name="T8">The Bot is a software component able to perform trading action autonomously.</text:span></text:p>
      <text:p text:style-name="P30"><text:span text:style-name="T9">In this implementation, the Bot is not completely automatic, meaning that the user controls iteration by iteration, if the bot has to run. It is also the user that manually advances to the next timeframe. This choice is made in order to have a better control on the actions performed by the bot, for analysis and debug purpose. Of course, it can easily be made completely autonomous and able to run continuously without any user intervention. </text:span></text:p>
      <text:h text:style-name="P3" text:outline-level="5">Structure</text:h>
      <text:p text:style-name="P28">It requires a reference to the OrderBook and to the Wallet, in order to perform its analysis and take its decisions on whether to instruct new actions.</text:p>
      <text:h text:style-name="P4" text:outline-level="5">How it works</text:h>
      <text:p text:style-name="P32">The Bot takes its decisions whether to bid or ask based on the history of average price calculated during the previous time frame.</text:p>
      <text:p text:style-name="P32">At the very first iteration, the Bot is not able to do any bids or asks as it does not contain enough information about the prices. Analysing the prices in the first timeframe, though, it starts building its history of prices, so that at the next timeframe it can start trading.</text:p>
      <text:p text:style-name="Text_20_body"><text:span text:style-name="T10">The history of average prices is stored into an instance of </text:span>RollingAverageManager, <text:span text:style-name="T10">explained later in this document</text:span>. <text:span text:style-name="T10">It basically contains the last n average prices for a product.</text:span></text:p>
      <text:p text:style-name="P33"><text:soft-page-break/><text:span text:style-name="T9">The main method is processFrame, which processes the timeframe passed as input parameter, through the following steps:</text:span></text:p>
      <text:list xml:id="list1859841016" text:style-name="L5">
        <text:list-item>
          <text:p text:style-name="P29">Get the price average from the RollingAverageManager</text:p>
        </text:list-item>
        <text:list-item>
          <text:p text:style-name="P29">Get the list of asks and bids for the current timeframe</text:p>
        </text:list-item>
        <text:list-item>
          <text:p text:style-name="P29">Calculate the new price average based on the current asks and bids and add it to the RollingAverageManager</text:p>
        </text:list-item>
        <text:list-item>
          <text:p text:style-name="P29">If the OrderBook contains asks below the average price, <text:span text:style-name="T10">for a particular product</text:span>, calculate the max abount of bids based on the Wallet content, generate the bids <text:span text:style-name="T10">for the same product and invoke the enterBid event</text:span>;</text:p>
        </text:list-item>
        <text:list-item>
          <text:p text:style-name="P29">If the OrderBook contains bids <text:span text:style-name="T10">above the average price, for a particular product, calculate the max amount of asks based on the Wallet content, generate the asks for the same product an invoke the enterAsk event;</text:span></text:p>
        </text:list-item>
        <text:list-item>
          <text:p text:style-name="P31">Update the HistoricalAsk and HistoricalBids collection with the asks and bids created;</text:p>
        </text:list-item>
      </text:list>
      <text:p text:style-name="P32">When a sale is finalized, the Bot is informed via the saleCompleted method, so it can update its HistoricalSales collection.</text:p>
      <text:h text:style-name="P2" text:outline-level="2">BotRemoteControl <text:span text:style-name="T1">class</text:span></text:h>
      <text:h text:style-name="Heading_20_5" text:outline-level="5">Motivation</text:h>
      <text:p text:style-name="P34">This is to let the CLInterpreter execute commands onto the Bot instance, without owning an instance of it.</text:p>
      <text:h text:style-name="Heading_20_5" text:outline-level="5">Structure</text:h>
      <text:p text:style-name="P34">BotRemoteControl exposes five methods to execute action onto the Bot.</text:p>
      <text:p text:style-name="P34">It is created invoking the GetRemote method on the Bot class. In the creation phase, the 5 methods of the remote are connected to the correspondent methods on the Bot so that, executing the actions on the remote means executing the same actions onto the Bot.</text:p>
      <text:h text:style-name="Heading_20_2" text:outline-level="2">RollingAverageManager class</text:h>
      <text:h text:style-name="Heading_20_5" text:outline-level="5">Motivation</text:h>
      <text:p text:style-name="P34">The logic of the Bot is very simple: Calculate the average of the last n average prices and, if <text:span text:style-name="T11">for the current timeframe</text:span> the<text:span text:style-name="T11">re are asks below the average, do a bid, whereas, if there are bids below the average, do an ask.</text:span></text:p>
      <text:p text:style-name="P36">This class is used to memorize the last n average prices for a product into a vector and get the average of all these prices.</text:p>
      <text:p text:style-name="P36"><text:soft-page-break/>The size of the vector is initialized to 4 by default, based on the size of the current dataset. Of course, increasing the vector size, increases the number of values used to calculate the average.</text:p>
      <text:h text:style-name="Heading_20_5" text:outline-level="5">Structure</text:h>
      <text:p text:style-name="P35">This class contains a fixed-sized vector containing a number of double values. These values are the average prices of a product collected during the last n timeframes. Every time the insert method is called, the index of the current position on the vector is moved to the next position and the new value inserted there. The pointer to the current position rolls over when the end of the array is reached, so that the vector always contains the last n prices for a product.</text:p>
      <text:p text:style-name="P36"/>
      <text:h text:style-name="Heading_20_2" text:outline-level="2">CLInterpreter <text:span text:style-name="T1">class</text:span></text:h>
      <text:h text:style-name="Heading_20_5" text:outline-level="5">Motivation</text:h>
      <text:p text:style-name="P36">This class manages the interaction with the user, displaying information on the console and receiving the user selection. It then interprets the user selection into <text:s/>actions and notifies the MerkelMain of these action requests.</text:p>
      <text:h text:style-name="Heading_20_5" text:outline-level="5">Structure</text:h>
      <text:p text:style-name="P36">It is similar to the code written during the course with some differences:</text:p>
      <text:list xml:id="list2846646474" text:style-name="L7">
        <text:list-item>
          <text:p text:style-name="P37">It uses the Observer design pattern to notify the observer (MerkelMain) of the user selection.</text:p>
        </text:list-item>
        <text:list-item>
          <text:p text:style-name="P39"><text:span text:style-name="T11">It implements some new actions to control the Bot.</text:span></text:p>
        </text:list-item>
      </text:list>
      <text:h text:style-name="Heading_20_2" text:outline-level="2">Wallet <text:span text:style-name="T1">class</text:span></text:h>
      <text:p text:style-name="P38"><text:span text:style-name="T11">I noticed that creating more bids within the same timeframe, I could bid more money than actually hold in my Wallet. In order to manage this unwanted situation, I introduced a new structure in Wallet, mapping each currency with a double value. For each currency, this value represents the amount of money already used in bids in the current timeframe. When creating a new bid, the reserveAmount function on Wallet returns the amount of that currency in the wallet, take out the reserves. This difference is the money available for the next bid in the same timeframe. Reserves are cleared after the timeframe is over.</text:span></text:p>
      <text:h text:style-name="Heading_20_5" text:outline-level="5">Changes Made</text:h>
      <text:p text:style-name="P36">A new map called reserves has been introduced to manage situations where within the same timeframe, multiple bids and asks are performed. <text:span text:style-name="T12">In this case, </text:span><text:soft-page-break/><text:span text:style-name="T12">the amount of money available for a bid takes into account other bids already done for the same currency in the same timefra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08:41:04.490291260</meta:creation-date>
    <dc:date>2020-06-27T19:22:04.681351325</dc:date>
    <meta:editing-duration>PT15M11S</meta:editing-duration>
    <meta:editing-cycles>7</meta:editing-cycles>
    <meta:generator>LibreOffice/6.3.6.2$Linux_X86_64 LibreOffice_project/30$Build-2</meta:generator>
    <meta:document-statistic meta:table-count="0" meta:image-count="0" meta:object-count="0" meta:page-count="7" meta:paragraph-count="106" meta:word-count="2024" meta:character-count="12106" meta:non-whitespace-character-count="10209"/>
  </office:meta>
</office:document-meta>
</file>